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035in"/>
    </style:style>
    <style:style style:name="co2" style:family="table-column">
      <style:table-column-properties fo:break-before="auto" style:column-width="0.7008in"/>
    </style:style>
    <style:style style:name="co3" style:family="table-column">
      <style:table-column-properties fo:break-before="auto" style:column-width="0.8535in"/>
    </style:style>
    <style:style style:name="co4" style:family="table-column">
      <style:table-column-properties fo:break-before="auto" style:column-width="0.6244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ce2" style:family="table-cell" style:parent-style-name="Default" style:data-style-name="N117"/>
    <style:style style:name="ce3" style:family="table-cell" style:parent-style-name="Default" style:data-style-name="N117">
      <style:map style:condition="cell-content()&lt;0" style:apply-style-name="Green" style:base-cell-address="Sheet1.O9"/>
      <style:map style:condition="cell-content()=0" style:apply-style-name="Blue" style:base-cell-address="Sheet1.O9"/>
      <style:map style:condition="cell-content()&gt;0" style:apply-style-name="Red" style:base-cell-address="Sheet1.O9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4" table:default-cell-style-name="ce3"/>
        <table:table-column table:style-name="co6" table:default-cell-style-name="ce3"/>
        <table:table-column table:style-name="co4" table:default-cell-style-name="ce3"/>
        <table:table-column table:style-name="co3" table:default-cell-style-name="ce3"/>
        <table:table-column table:style-name="co5" table:number-columns-repeated="1009" table:default-cell-style-name="ce1"/>
        <table:table-row table:style-name="ro1">
          <table:table-cell table:style-name="Default"/>
          <table:table-cell table:style-name="Default" office:value-type="string">
            <text:p>Parse</text:p>
          </table:table-cell>
          <table:table-cell table:style-name="Default" office:value-type="string">
            <text:p>Build</text:p>
          </table:table-cell>
          <table:table-cell table:style-name="Default" office:value-type="string">
            <text:p>Filter</text:p>
          </table:table-cell>
          <table:table-cell table:style-name="Default" office:value-type="string">
            <text:p>Total</text:p>
          </table:table-cell>
          <table:table-cell table:style-name="Default"/>
          <table:table-cell table:style-name="Default" office:value-type="string">
            <text:p>Parse</text:p>
          </table:table-cell>
          <table:table-cell table:style-name="Default" office:value-type="string">
            <text:p>Build</text:p>
          </table:table-cell>
          <table:table-cell table:style-name="Default" office:value-type="string">
            <text:p>Filter</text:p>
          </table:table-cell>
          <table:table-cell table:style-name="Default" office:value-type="string">
            <text:p>Total</text:p>
          </table:table-cell>
          <table:table-cell table:style-name="Default"/>
          <table:table-cell table:style-name="Default" office:value-type="string">
            <text:p>Parse</text:p>
          </table:table-cell>
          <table:table-cell table:style-name="Default" office:value-type="string">
            <text:p>Build</text:p>
          </table:table-cell>
          <table:table-cell table:style-name="Default" office:value-type="string">
            <text:p>Filter</text:p>
          </table:table-cell>
          <table:table-cell table:style-name="Default" office:value-type="string">
            <text:p>Total</text:p>
          </table:table-cell>
          <table:table-cell table:style-name="Default" table:number-columns-repeated="1009"/>
        </table:table-row>
        <table:table-row table:style-name="ro2">
          <table:table-cell office:value-type="string">
            <text:p>Create Table Time</text:p>
          </table:table-cell>
          <table:table-cell office:value-type="float" office:value="1.0001">
            <text:p>1.0001</text:p>
          </table:table-cell>
          <table:table-cell office:value-type="float" office:value="3.0004">
            <text:p>3.0004</text:p>
          </table:table-cell>
          <table:table-cell office:value-type="float" office:value="0">
            <text:p>0.0000</text:p>
          </table:table-cell>
          <table:table-cell office:value-type="float" office:value="4.0005">
            <text:p>4.0005</text:p>
          </table:table-cell>
          <table:table-cell/>
          <table:table-cell office:value-type="float" office:value="1.25">
            <text:p>1.2500</text:p>
          </table:table-cell>
          <table:table-cell office:value-type="float" office:value="2.5">
            <text:p>2.5000</text:p>
          </table:table-cell>
          <table:table-cell office:value-type="float" office:value="0">
            <text:p>0.0000</text:p>
          </table:table-cell>
          <table:table-cell office:value-type="float" office:value="3.75">
            <text:p>3.7500</text:p>
          </table:table-cell>
          <table:table-cell/>
          <table:table-cell table:formula="of:=[.G2]-[.B2]" office:value-type="float" office:value="0.2499">
            <text:p>0.2499</text:p>
          </table:table-cell>
          <table:table-cell table:formula="of:=[.H2]-[.C2]" office:value-type="float" office:value="-0.5004">
            <text:p>-0.5004</text:p>
          </table:table-cell>
          <table:table-cell table:formula="of:=[.I2]-[.D2]" office:value-type="float" office:value="0">
            <text:p>0.0000</text:p>
          </table:table-cell>
          <table:table-cell table:formula="of:=[.J2]-[.E2]" office:value-type="float" office:value="-0.2505">
            <text:p>-0.2505</text:p>
          </table:table-cell>
          <table:table-cell table:number-columns-repeated="1009"/>
        </table:table-row>
        <table:table-row table:style-name="ro2">
          <table:table-cell office:value-type="string">
            <text:p>Insert Time (5000 Rows)</text:p>
          </table:table-cell>
          <table:table-cell office:value-type="float" office:value="180.0229">
            <text:p>180.0229</text:p>
          </table:table-cell>
          <table:table-cell office:value-type="float" office:value="24396.3891">
            <text:p>24396.3891</text:p>
          </table:table-cell>
          <table:table-cell office:value-type="float" office:value="0">
            <text:p>0.0000</text:p>
          </table:table-cell>
          <table:table-cell office:value-type="float" office:value="24576.412">
            <text:p>24576.4120</text:p>
          </table:table-cell>
          <table:table-cell/>
          <table:table-cell office:value-type="float" office:value="133.752">
            <text:p>133.7520</text:p>
          </table:table-cell>
          <table:table-cell office:value-type="float" office:value="22085.3393">
            <text:p>22085.3393</text:p>
          </table:table-cell>
          <table:table-cell office:value-type="float" office:value="0">
            <text:p>0.0000</text:p>
          </table:table-cell>
          <table:table-cell office:value-type="float" office:value="22219.0913">
            <text:p>22219.0913</text:p>
          </table:table-cell>
          <table:table-cell/>
          <table:table-cell table:formula="of:=[.G3]-[.B3]" office:value-type="float" office:value="-46.2709">
            <text:p>-46.2709</text:p>
          </table:table-cell>
          <table:table-cell table:formula="of:=[.H3]-[.C3]" office:value-type="float" office:value="-2311.0498">
            <text:p>-2311.0498</text:p>
          </table:table-cell>
          <table:table-cell table:formula="of:=[.I3]-[.D3]" office:value-type="float" office:value="0">
            <text:p>0.0000</text:p>
          </table:table-cell>
          <table:table-cell table:formula="of:=[.J3]-[.E3]" office:value-type="float" office:value="-2357.3207">
            <text:p>-2357.3207</text:p>
          </table:table-cell>
          <table:table-cell table:number-columns-repeated="1009"/>
        </table:table-row>
        <table:table-row table:style-name="ro2">
          <table:table-cell office:value-type="string">
            <text:p>Select All Time (5000 Rows)</text:p>
          </table:table-cell>
          <table:table-cell office:value-type="float" office:value="0">
            <text:p>0.0000</text:p>
          </table:table-cell>
          <table:table-cell office:value-type="float" office:value="28.7504">
            <text:p>28.7504</text:p>
          </table:table-cell>
          <table:table-cell office:value-type="float" office:value="0">
            <text:p>0.0000</text:p>
          </table:table-cell>
          <table:table-cell office:value-type="float" office:value="28.7504">
            <text:p>28.7504</text:p>
          </table:table-cell>
          <table:table-cell/>
          <table:table-cell office:value-type="float" office:value="1.25">
            <text:p>1.2500</text:p>
          </table:table-cell>
          <table:table-cell office:value-type="float" office:value="23.7503">
            <text:p>23.7503</text:p>
          </table:table-cell>
          <table:table-cell office:value-type="float" office:value="0">
            <text:p>0.0000</text:p>
          </table:table-cell>
          <table:table-cell office:value-type="float" office:value="25.0003">
            <text:p>25.0003</text:p>
          </table:table-cell>
          <table:table-cell/>
          <table:table-cell table:formula="of:=[.G4]-[.B4]" office:value-type="float" office:value="1.25">
            <text:p>1.2500</text:p>
          </table:table-cell>
          <table:table-cell table:formula="of:=[.H4]-[.C4]" office:value-type="float" office:value="-5.0001">
            <text:p>-5.0001</text:p>
          </table:table-cell>
          <table:table-cell table:formula="of:=[.I4]-[.D4]" office:value-type="float" office:value="0">
            <text:p>0.0000</text:p>
          </table:table-cell>
          <table:table-cell table:formula="of:=[.J4]-[.E4]" office:value-type="float" office:value="-3.7501">
            <text:p>-3.7501</text:p>
          </table:table-cell>
          <table:table-cell table:number-columns-repeated="1009"/>
        </table:table-row>
        <table:table-row table:style-name="ro2">
          <table:table-cell office:value-type="string">
            <text:p>Select With Where Time (2500 Rows)</text:p>
          </table:table-cell>
          <table:table-cell office:value-type="float" office:value="0">
            <text:p>0.0000</text:p>
          </table:table-cell>
          <table:table-cell office:value-type="float" office:value="25661.6442">
            <text:p>25661.6442</text:p>
          </table:table-cell>
          <table:table-cell office:value-type="float" office:value="36.2506">
            <text:p>36.2506</text:p>
          </table:table-cell>
          <table:table-cell office:value-type="float" office:value="25661.6442">
            <text:p>25661.6442</text:p>
          </table:table-cell>
          <table:table-cell/>
          <table:table-cell office:value-type="float" office:value="0">
            <text:p>0.0000</text:p>
          </table:table-cell>
          <table:table-cell office:value-type="float" office:value="21750.3341">
            <text:p>21750.3341</text:p>
          </table:table-cell>
          <table:table-cell office:value-type="float" office:value="22.5004">
            <text:p>22.5004</text:p>
          </table:table-cell>
          <table:table-cell office:value-type="float" office:value="21750.3341">
            <text:p>21750.3341</text:p>
          </table:table-cell>
          <table:table-cell/>
          <table:table-cell table:formula="of:=[.G5]-[.B5]" office:value-type="float" office:value="0">
            <text:p>0.0000</text:p>
          </table:table-cell>
          <table:table-cell table:formula="of:=[.H5]-[.C5]" office:value-type="float" office:value="-3911.3101">
            <text:p>-3911.3101</text:p>
          </table:table-cell>
          <table:table-cell table:formula="of:=[.I5]-[.D5]" office:value-type="float" office:value="-13.7502">
            <text:p>-13.7502</text:p>
          </table:table-cell>
          <table:table-cell table:formula="of:=[.J5]-[.E5]" office:value-type="float" office:value="-3911.3101">
            <text:p>-3911.3101</text:p>
          </table:table-cell>
          <table:table-cell table:number-columns-repeated="1009"/>
        </table:table-row>
        <table:table-row table:style-name="ro2">
          <table:table-cell office:value-type="string">
            <text:p>Update Time (2500 Rows)</text:p>
          </table:table-cell>
          <table:table-cell office:value-type="float" office:value="1.25">
            <text:p>1.2500</text:p>
          </table:table-cell>
          <table:table-cell office:value-type="float" office:value="24556.6272">
            <text:p>24556.6272</text:p>
          </table:table-cell>
          <table:table-cell office:value-type="float" office:value="23.7504">
            <text:p>23.7504</text:p>
          </table:table-cell>
          <table:table-cell office:value-type="float" office:value="24564.1273">
            <text:p>24564.1273</text:p>
          </table:table-cell>
          <table:table-cell/>
          <table:table-cell office:value-type="float" office:value="0">
            <text:p>0.0000</text:p>
          </table:table-cell>
          <table:table-cell office:value-type="float" office:value="21861.8494">
            <text:p>21861.8494</text:p>
          </table:table-cell>
          <table:table-cell office:value-type="float" office:value="21.2503">
            <text:p>21.2503</text:p>
          </table:table-cell>
          <table:table-cell office:value-type="float" office:value="21861.8494">
            <text:p>21861.8494</text:p>
          </table:table-cell>
          <table:table-cell/>
          <table:table-cell table:formula="of:=[.G6]-[.B6]" office:value-type="float" office:value="-1.25">
            <text:p>-1.2500</text:p>
          </table:table-cell>
          <table:table-cell table:formula="of:=[.H6]-[.C6]" office:value-type="float" office:value="-2694.7778">
            <text:p>-2694.7778</text:p>
          </table:table-cell>
          <table:table-cell table:formula="of:=[.I6]-[.D6]" office:value-type="float" office:value="-2.5001">
            <text:p>-2.5001</text:p>
          </table:table-cell>
          <table:table-cell table:formula="of:=[.J6]-[.E6]" office:value-type="float" office:value="-2702.2779">
            <text:p>-2702.2779</text:p>
          </table:table-cell>
          <table:table-cell table:number-columns-repeated="1009"/>
        </table:table-row>
        <table:table-row table:style-name="ro2">
          <table:table-cell office:value-type="string">
            <text:p>Delete Time (2500 Rows)</text:p>
          </table:table-cell>
          <table:table-cell office:value-type="float" office:value="1.25">
            <text:p>1.2500</text:p>
          </table:table-cell>
          <table:table-cell office:value-type="float" office:value="24382.8745">
            <text:p>24382.8745</text:p>
          </table:table-cell>
          <table:table-cell office:value-type="float" office:value="23.7503">
            <text:p>23.7503</text:p>
          </table:table-cell>
          <table:table-cell office:value-type="float" office:value="24386.624">
            <text:p>24386.6240</text:p>
          </table:table-cell>
          <table:table-cell/>
          <table:table-cell office:value-type="float" office:value="1.25">
            <text:p>1.2500</text:p>
          </table:table-cell>
          <table:table-cell office:value-type="float" office:value="21949.838">
            <text:p>21949.8380</text:p>
          </table:table-cell>
          <table:table-cell office:value-type="float" office:value="20.0003">
            <text:p>20.0003</text:p>
          </table:table-cell>
          <table:table-cell office:value-type="float" office:value="21951.088">
            <text:p>21951.0880</text:p>
          </table:table-cell>
          <table:table-cell/>
          <table:table-cell table:formula="of:=[.G7]-[.B7]" office:value-type="float" office:value="0">
            <text:p>0.0000</text:p>
          </table:table-cell>
          <table:table-cell table:formula="of:=[.H7]-[.C7]" office:value-type="float" office:value="-2433.0365">
            <text:p>-2433.0365</text:p>
          </table:table-cell>
          <table:table-cell table:formula="of:=[.I7]-[.D7]" office:value-type="float" office:value="-3.75">
            <text:p>-3.7500</text:p>
          </table:table-cell>
          <table:table-cell table:formula="of:=[.J7]-[.E7]" office:value-type="float" office:value="-2435.536">
            <text:p>-2435.5360</text:p>
          </table:table-cell>
          <table:table-cell table:number-columns-repeated="1009"/>
        </table:table-row>
        <table:table-row table:style-name="ro2">
          <table:table-cell office:value-type="string">
            <text:p>Drop Table Time</text:p>
          </table:table-cell>
          <table:table-cell office:value-type="float" office:value="1.25">
            <text:p>1.2500</text:p>
          </table:table-cell>
          <table:table-cell office:value-type="float" office:value="5.0001">
            <text:p>5.0001</text:p>
          </table:table-cell>
          <table:table-cell office:value-type="float" office:value="0">
            <text:p>0.0000</text:p>
          </table:table-cell>
          <table:table-cell office:value-type="float" office:value="7.5001">
            <text:p>7.5001</text:p>
          </table:table-cell>
          <table:table-cell/>
          <table:table-cell office:value-type="float" office:value="0">
            <text:p>0.0000</text:p>
          </table:table-cell>
          <table:table-cell office:value-type="float" office:value="2.5001">
            <text:p>2.5001</text:p>
          </table:table-cell>
          <table:table-cell office:value-type="float" office:value="0">
            <text:p>0.0000</text:p>
          </table:table-cell>
          <table:table-cell office:value-type="float" office:value="2.5001">
            <text:p>2.5001</text:p>
          </table:table-cell>
          <table:table-cell/>
          <table:table-cell table:formula="of:=[.G8]-[.B8]" office:value-type="float" office:value="-1.25">
            <text:p>-1.2500</text:p>
          </table:table-cell>
          <table:table-cell table:formula="of:=[.H8]-[.C8]" office:value-type="float" office:value="-2.5">
            <text:p>-2.5000</text:p>
          </table:table-cell>
          <table:table-cell table:formula="of:=[.I8]-[.D8]" office:value-type="float" office:value="0">
            <text:p>0.0000</text:p>
          </table:table-cell>
          <table:table-cell table:formula="of:=[.J8]-[.E8]" office:value-type="float" office:value="-5">
            <text:p>-5.0000</text:p>
          </table:table-cell>
          <table:table-cell table:number-columns-repeated="1009"/>
        </table:table-row>
        <table:table-row table:style-name="ro2">
          <table:table-cell table:style-name="Default" office:value-type="string">
            <text:p>Total Run Time</text:p>
          </table:table-cell>
          <table:table-cell table:number-columns-repeated="3"/>
          <table:table-cell office:value-type="float" office:value="99675.1157">
            <text:p>99675.1157</text:p>
          </table:table-cell>
          <table:table-cell table:number-columns-repeated="4"/>
          <table:table-cell office:value-type="float" office:value="88597.3753">
            <text:p>88597.3753</text:p>
          </table:table-cell>
          <table:table-cell/>
          <table:table-cell table:style-name="ce2" table:number-columns-repeated="3"/>
          <table:table-cell table:formula="of:=[.J9]-[.E9]" office:value-type="float" office:value="-11077.7404">
            <text:p>-11077.7404</text:p>
          </table:table-cell>
          <table:table-cell table:number-columns-repeated="1009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4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Blue" style:family="table-cell" style:parent-style-name="Default">
      <style:table-cell-properties fo:background-color="#00cccc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6">03/26/2010</text:date>, <text:time>14:5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6T14:29:02.94</meta:creation-date>
    <dc:date>2010-03-26T14:50:19.80</dc:date>
    <meta:editing-duration>PT00H04M56S</meta:editing-duration>
    <meta:editing-cycles>1</meta:editing-cycles>
    <meta:document-statistic meta:table-count="3" meta:cell-count="107" meta:object-count="0"/>
    <meta:generator>OpenOffice.org/3.2$Win32 OpenOffice.org_project/320m12$Build-9483</meta:generator>
  </office:meta>
</office:document-meta>
</file>